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ede"/>
    </style:style>
    <style:style style:name="P2" style:family="paragraph" style:parent-style-name="Standard">
      <style:text-properties fo:font-weight="bold" officeooo:rsid="00044ede" officeooo:paragraph-rsid="00044ede" style:font-weight-asian="bold" style:font-weight-complex="bold"/>
    </style:style>
    <style:style style:name="P3" style:family="paragraph" style:parent-style-name="Standard">
      <style:text-properties fo:font-weight="normal" officeooo:rsid="00044ede" officeooo:paragraph-rsid="00044ede" style:font-weight-asian="normal" style:font-weight-complex="normal"/>
    </style:style>
    <style:style style:name="T1" style:family="text">
      <style:text-properties officeooo:rsid="00044ede"/>
    </style:style>
    <style:style style:name="T2" style:family="text">
      <style:text-properties fo:font-weight="bold" officeooo:rsid="00044ed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Creating databse and using it:-</text:p>
      <text:p text:style-name="Standard">create database Shopping;</text:p>
      <text:p text:style-name="Standard">use Shopping;</text:p>
      <text:p text:style-name="Standard"/>
      <text:p text:style-name="P2">For Creating Table products:-</text:p>
      <text:p text:style-name="Standard">create table products(pid int primary key, pname varchar(50), price int);</text:p>
      <text:p text:style-name="Standard">desc products;</text:p>
      <text:p text:style-name="Standard"/>
      <text:p text:style-name="P2">For inserting values in products table:-</text:p>
      <text:p text:style-name="Standard">insert into products values(1, 'Reynolds 405_<text:span text:style-name="T1">Lakshay’</text:span>, 8);</text:p>
      <text:p text:style-name="Standard">insert into products values(2, 'HB Draw Pencil_Lakshay', 10);</text:p>
      <text:p text:style-name="Standard">insert into products values(3, 'Crayons Rainbow_Lakshay', 12);</text:p>
      <text:p text:style-name="Standard">insert into products values(4, 'Notebook_Lakshay', 14);</text:p>
      <text:p text:style-name="Standard">insert into products values(5, 'Draw Sheet_Lakshay', 16);</text:p>
      <text:p text:style-name="Standard">insert into products values(6, 'Brush Air_Lakshay', 5);</text:p>
      <text:p text:style-name="Standard"/>
      <text:p text:style-name="P2">For showing Contents of products table:-</text:p>
      <text:p text:style-name="Standard">select * from products;</text:p>
      <text:p text:style-name="Standard"/>
      <text:p text:style-name="P2">For Creating Table cartdata:-</text:p>
      <text:p text:style-name="Standard">create table cartdata(pid int primary key, qty int);</text:p>
      <text:p text:style-name="Standard"/>
      <text:p text:style-name="P2">For inserting values in cartdata table:-</text:p>
      <text:p text:style-name="Standard">insert into cartdata values(1,2);</text:p>
      <text:p text:style-name="Standard">insert into cartdata values(2,3);</text:p>
      <text:p text:style-name="Standard">insert into cartdata values(3,5);</text:p>
      <text:p text:style-name="Standard"/>
      <text:p text:style-name="P2">For showing Contents of cartdata table:-</text:p>
      <text:p text:style-name="P3">select * from cartdata;</text:p>
      <text:p text:style-name="Standard"/>
      <text:p text:style-name="Standard">Q1.</text:p>
      <text:p text:style-name="Standard"><text:span text:style-name="T2">Query :- <text:s/></text:span>select sum(qty*price) from cartdata,products where cartdata.pid=products.pid;</text:p>
      <text:p text:style-name="Standard"/>
      <text:p text:style-name="Standard">Q2.</text:p>
      <text:p text:style-name="P1"><text:span text:style-name="T2">Query :- </text:span>select products.pname from cartdata,products where qty*price&gt;50 and products.pid=cartdata.pid;</text:p>
      <text:p text:style-name="Standard"/>
      <text:p text:style-name="Standard">Q3.</text:p>
      <text:p text:style-name="P1"><text:span text:style-name="T2">Query :- </text:span>select distinct products.pname,products.pid from products,cartdata where products.pid&gt;3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3:48:45.504627329</meta:creation-date>
    <dc:date>2022-02-21T23:55:40.323891785</dc:date>
    <meta:editing-duration>PT6M58S</meta:editing-duration>
    <meta:editing-cycles>1</meta:editing-cycles>
    <meta:document-statistic meta:table-count="0" meta:image-count="0" meta:object-count="0" meta:page-count="1" meta:paragraph-count="29" meta:word-count="155" meta:character-count="1219" meta:non-whitespace-character-count="1092"/>
    <meta:generator>LibreOffice/6.4.7.2$Linux_X86_64 LibreOffice_project/40$Build-2</meta:generator>
  </office:meta>
</office:document-meta>
</file>